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e3733" officeooo:paragraph-rsid="000e3733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01a0a" officeooo:paragraph-rsid="00101a0a"/>
    </style:style>
    <style:style style:name="T1" style:family="text">
      <style:text-properties officeooo:rsid="00101a0a"/>
    </style:style>
    <style:style style:name="T2" style:family="text">
      <style:text-properties officeooo:rsid="0011d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3993764" text:style-name="L1">
        <text:list-item>
          <text:p text:style-name="P1">Parser</text:p>
          <text:list>
            <text:list-item>
              <text:p text:style-name="P1"><text:tab/>LexArithArray</text:p>
            </text:list-item>
          </text:list>
        </text:list-item>
        <text:list-item>
          <text:p text:style-name="P1">Statement_backup</text:p>
          <text:list>
            <text:list-item>
              <text:p text:style-name="P1"><text:tab/>Assignment</text:p>
            </text:list-item>
            <text:list-item>
              <text:p text:style-name="P1"><text:tab/>Block</text:p>
            </text:list-item>
            <text:list-item>
              <text:p text:style-name="P1"><text:tab/>cond</text:p>
            </text:list-item>
            <text:list-item>
              <text:p text:style-name="P1"><text:tab/>FuncallStatement</text:p>
            </text:list-item>
            <text:list-item>
              <text:p text:style-name="P1"><text:tab/>Print</text:p>
            </text:list-item>
            <text:list-item>
              <text:p text:style-name="P2"><text:s text:c="6"/>while</text:p>
            </text:list-item>
          </text:list>
        </text:list-item>
        <text:list-item>
          <text:p text:style-name="P1"/>
        </text:list-item>
        <text:list-item>
          <text:p text:style-name="P1">TermIte<text:span text:style-name="T2">m</text:span></text:p>
          <text:list>
            <text:list-item>
              <text:p text:style-name="P1"><text:tab/>AddTermItem</text:p>
            </text:list-item>
          </text:list>
        </text:list-item>
        <text:list-item>
          <text:p text:style-name="P1">RightSide</text:p>
          <text:list>
            <text:list-item>
              <text:p text:style-name="P1"><text:tab/>ArrayConstructor</text:p>
            </text:list-item>
            <text:list-item>
              <text:p text:style-name="P1"><text:tab/>ExprRightSide</text:p>
            </text:list-item>
          </text:list>
        </text:list-item>
        <text:list-item>
          <text:p text:style-name="P1">ArrayName</text:p>
        </text:list-item>
        <text:list-item>
          <text:p text:style-name="P1">Var</text:p>
          <text:list>
            <text:list-item>
              <text:p text:style-name="P1"><text:tab/>ArrayVar</text:p>
            </text:list-item>
            <text:list-item>
              <text:p text:style-name="P1"><text:tab/>IdVar</text:p>
            </text:list-item>
            <text:list-item>
              <text:p text:style-name="P1"><text:tab/>returnVal</text:p>
            </text:list-item>
          </text:list>
        </text:list-item>
        <text:list-item>
          <text:p text:style-name="P1">AssignmentList</text:p>
        </text:list-item>
        <text:list-item>
          <text:p text:style-name="P1">Body</text:p>
        </text:list-item>
        <text:list-item>
          <text:p text:style-name="P1">BoolPrimary</text:p>
        </text:list-item>
        <text:list-item>
          <text:p text:style-name="P1">BoolTerm</text:p>
        </text:list-item>
        <text:list-item>
          <text:p text:style-name="P1">CompOp</text:p>
        </text:list-item>
        <text:list-item>
          <text:p text:style-name="P1">PrimaryItem</text:p>
          <text:list>
            <text:list-item>
              <text:p text:style-name="P1"><text:tab/>DivPrimaryItem</text:p>
            </text:list-item>
            <text:list-item>
              <text:p text:style-name="P1"><text:tab/>FuncallPrimary</text:p>
            </text:list-item>
            <text:list-item>
              <text:p text:style-name="P1"><text:tab/>MulPrimaryIterm</text:p>
            </text:list-item>
            <text:list-item>
              <text:p text:style-name="P1"><text:tab/>SinglePrimaryItem</text:p>
            </text:list-item>
          </text:list>
        </text:list-item>
        <text:list-item>
          <text:p text:style-name="P1">TermItem</text:p>
          <text:list>
            <text:list-item>
              <text:p text:style-name="P1"><text:tab/>SingleTermItem</text:p>
            </text:list-item>
            <text:list-item>
              <text:p text:style-name="P1"><text:tab/>SubtermItem</text:p>
            </text:list-item>
          </text:list>
        </text:list-item>
        <text:list-item>
          <text:p text:style-name="P1">Slist</text:p>
        </text:list-item>
        <text:list-item>
          <text:p text:style-name="P1">Statement</text:p>
        </text:list-item>
        <text:list-item>
          <text:p text:style-name="P1">Term</text:p>
        </text:list-item>
        <text:list-item>
          <text:p text:style-name="P1">E</text:p>
        </text:list-item>
        <text:list-item>
          <text:p text:style-name="P1">Elist</text:p>
        </text:list-item>
        <text:list-item>
          <text:p text:style-name="P1">Expr</text:p>
        </text:list-item>
        <text:list-item>
          <text:p text:style-name="P1">ExprList</text:p>
        </text:list-item>
        <text:list-item>
          <text:p text:style-name="P1">Primary</text:p>
          <text:list>
            <text:list-item>
              <text:p text:style-name="P1"><text:tab/>Floatp</text:p>
            </text:list-item>
            <text:list-item>
              <text:p text:style-name="P1"><text:tab/>Id</text:p>
            </text:list-item>
            <text:list-item>
              <text:p text:style-name="P1"><text:tab/>int</text:p>
            </text:list-item>
            <text:list-item>
              <text:p text:style-name="P1"><text:tab/>Primary</text:p>
            </text:list-item>
            <text:list-item>
              <text:p text:style-name="P1"><text:tab/><text:span text:style-name="T1">VarPrimary</text:span></text:p>
            </text:list-item>
          </text:list>
        </text:list-item>
        <text:list-item>
          <text:p text:style-name="P1">Val</text:p>
          <text:list>
            <text:list-item>
              <text:p text:style-name="P1"><text:tab/>Floatval</text:p>
            </text:list-item>
            <text:list-item>
              <text:p text:style-name="P1"><text:tab/>Intval</text:p>
            </text:list-item>
          </text:list>
        </text:list-item>
        <text:list-item>
          <text:p text:style-name="P1"><text:soft-page-break/>Funcall</text:p>
        </text:list-item>
        <text:list-item>
          <text:p text:style-name="P1">Fundef</text:p>
        </text:list-item>
        <text:list-item>
          <text:p text:style-name="P1">FundefList</text:p>
        </text:list-item>
        <text:list-item>
          <text:p text:style-name="P1">FunName</text:p>
        </text:list-item>
        <text:list-item>
          <text:p text:style-name="P1">Header</text:p>
        </text:list-item>
        <text:list-item>
          <text:p text:style-name="P1">IO</text:p>
        </text:list-item>
        <text:list-item>
          <text:p text:style-name="P1">Parameter</text:p>
        </text:list-item>
        <text:list-item>
          <text:p text:style-name="P1">ParameterList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7:31:39.849044097</meta:creation-date>
    <dc:date>2019-04-17T17:47:24.982488941</dc:date>
    <meta:editing-duration>PT3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114" meta:character-count="555" meta:non-whitespace-character-count="524"/>
  </office:meta>
</office:document-meta>
</file>